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44d" officeooo:paragraph-rsid="0009044d"/>
    </style:style>
    <style:style style:name="P2" style:family="paragraph" style:parent-style-name="Standard">
      <style:paragraph-properties fo:text-align="center" style:justify-single-word="false"/>
      <style:text-properties officeooo:rsid="0009044d" officeooo:paragraph-rsid="0009044d"/>
    </style:style>
    <style:style style:name="P3" style:family="paragraph" style:parent-style-name="Standard">
      <style:paragraph-properties fo:text-align="start" style:justify-single-word="false"/>
      <style:text-properties officeooo:rsid="0009044d" officeooo:paragraph-rsid="0009044d"/>
    </style:style>
    <style:style style:name="P4" style:family="paragraph" style:parent-style-name="Standard">
      <style:text-properties officeooo:rsid="000a95e4" officeooo:paragraph-rsid="000a95e4"/>
    </style:style>
    <style:style style:name="P5" style:family="paragraph" style:parent-style-name="Standard">
      <style:text-properties officeooo:rsid="000a95e4" officeooo:paragraph-rsid="000f91f4"/>
    </style:style>
    <style:style style:name="P6" style:family="paragraph" style:parent-style-name="Standard">
      <style:text-properties officeooo:rsid="000fcb00" officeooo:paragraph-rsid="000fcb00"/>
    </style:style>
    <style:style style:name="P7" style:family="paragraph" style:parent-style-name="Standard">
      <style:text-properties officeooo:rsid="000fcb00" officeooo:paragraph-rsid="00131f54"/>
    </style:style>
    <style:style style:name="P8" style:family="paragraph" style:parent-style-name="Standard">
      <style:text-properties officeooo:rsid="0011a91c" officeooo:paragraph-rsid="0011a91c"/>
    </style:style>
    <style:style style:name="P9" style:family="paragraph" style:parent-style-name="Standard">
      <style:text-properties officeooo:rsid="0011a91c" officeooo:paragraph-rsid="00131f54"/>
    </style:style>
    <style:style style:name="P10" style:family="paragraph" style:parent-style-name="Standard">
      <style:text-properties officeooo:rsid="00131f54" officeooo:paragraph-rsid="00131f54"/>
    </style:style>
    <style:style style:name="P11" style:family="paragraph" style:parent-style-name="Standard">
      <style:text-properties officeooo:rsid="0011649a" officeooo:paragraph-rsid="00131f54"/>
    </style:style>
    <style:style style:name="P12" style:family="paragraph" style:parent-style-name="Standard">
      <style:text-properties officeooo:rsid="00148f4b" officeooo:paragraph-rsid="00148f4b"/>
    </style:style>
    <style:style style:name="P13" style:family="paragraph" style:parent-style-name="Standard">
      <style:text-properties officeooo:rsid="0014944a" officeooo:paragraph-rsid="0014944a"/>
    </style:style>
    <style:style style:name="P14" style:family="paragraph" style:parent-style-name="Standard">
      <style:text-properties officeooo:rsid="0014944a" officeooo:paragraph-rsid="0014944a"/>
    </style:style>
    <style:style style:name="P15" style:family="paragraph" style:parent-style-name="Standard">
      <style:text-properties officeooo:rsid="0016943a" officeooo:paragraph-rsid="0016943a"/>
    </style:style>
    <style:style style:name="P16" style:family="paragraph" style:parent-style-name="Standard">
      <style:text-properties officeooo:rsid="0017098d" officeooo:paragraph-rsid="0017098d"/>
    </style:style>
    <style:style style:name="T1" style:family="text">
      <style:text-properties officeooo:rsid="000a985e"/>
    </style:style>
    <style:style style:name="T2" style:family="text">
      <style:text-properties officeooo:rsid="000c782d"/>
    </style:style>
    <style:style style:name="T3" style:family="text">
      <style:text-properties officeooo:rsid="00101f2d"/>
    </style:style>
    <style:style style:name="T4" style:family="text">
      <style:text-properties officeooo:rsid="0011649a"/>
    </style:style>
    <style:style style:name="T5" style:family="text">
      <style:text-properties officeooo:rsid="00131f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 text:c="2"/>Nxtra Data Limited (IBM + Airtel)</text:p>
      <text:p text:style-name="P2"/>
      <text:p text:style-name="P1"><text:tab/><text:tab/><text:tab/><text:tab/> <text:s text:c="3"/><text:span text:style-name="T2">WAS Team - </text:span>Middleware Data</text:p>
      <text:p text:style-name="P1"/>
      <text:p text:style-name="P4"><text:span text:style-name="T4">Day 1 : </text:span>Softwares being used <text:span text:style-name="T1">in the Data Center </text:span>:</text:p>
      <text:p text:style-name="P4"/>
      <text:p text:style-name="P5">1) IBM Websphere – <text:span text:style-name="T1">Installation Problems. Solved it. Install using the Installation Manager agent.installer.linux.gtk.x86_1.6.2000.20130301_2248 file given in the repository.</text:span></text:p>
      <text:p text:style-name="P4">2) Oracle Weblogic – <text:span text:style-name="T1">Installed using the wls1036_generic.jar software which is availabe in the repository. After the free download, just install it using the ./install command on the command terminal.</text:span></text:p>
      <text:p text:style-name="P4"/>
      <text:p text:style-name="P11">Day 2 : </text:p>
      <text:p text:style-name="P7"/>
      <text:p text:style-name="P7"><text:span text:style-name="T5">1) </text:span>All application servers maintains the data in a generalised form, so that anybody can use your code anywhere. <text:span text:style-name="T3">For example, if you code in Java programming language, the deployment of the code will take place in the application server.</text:span></text:p>
      <text:p text:style-name="P6"/>
      <text:p text:style-name="P9">Day 3 : </text:p>
      <text:p text:style-name="P9"/>
      <text:p text:style-name="P9"><text:span text:style-name="T5">1) </text:span>Installed the Weblogic Software and Created the domain and given the tutorial links to create servers and stuff. The basic stuff but a major step in my intern.</text:p>
      <text:p text:style-name="P8"/>
      <text:p text:style-name="P10">Day 4 : </text:p>
      <text:p text:style-name="P10"/>
      <text:p text:style-name="P10">1) Installed the Oracle Database 11g and SQLDeveloper and Eclipse for deployment of the softwares using WebLogic.</text:p>
      <text:p text:style-name="P10">2) Depoloyed the Shopping Cart application.</text:p>
      <text:p text:style-name="P10"/>
      <text:p text:style-name="P10">Day 5 :</text:p>
      <text:p text:style-name="P10"/>
      <text:p text:style-name="P10">1) Managing the sessions.</text:p>
      <text:p text:style-name="P12">2) Depolying applications using command terminal.</text:p>
      <text:p text:style-name="P12"/>
      <text:p text:style-name="P13">Day 6 :</text:p>
      <text:p text:style-name="P13"/>
      <text:p text:style-name="P13">1) Developing the code in Netbeans 8.1</text:p>
      <text:p text:style-name="P13">2) Sample Applications such as making a HTML page and the JAVA classes.</text:p>
      <text:p text:style-name="P15">3) Deployed lots of applications such as HelloWorld, Benfits, Calendar and Calculator.</text:p>
      <text:p text:style-name="P13"/>
      <text:p text:style-name="P15">Day 7 :</text:p>
      <text:p text:style-name="P15"/>
      <text:p text:style-name="P15">1) Created the Data Source and connected the database to the Oracle Weblogic</text:p>
      <text:p text:style-name="P15"/>
      <text:p text:style-name="P15">Day 8 :</text:p>
      <text:p text:style-name="P15"/>
      <text:p text:style-name="P15">1) Executed the Database and taking data from the database and deployed on the server.</text:p>
      <text:p text:style-name="P15"/>
      <text:p text:style-name="P15">Day 9 :</text:p>
      <text:p text:style-name="P15"/>
      <text:p text:style-name="P15">1) Will work on WLST to deploy application through python scripts.</text:p>
      <text:p text:style-name="P15">2) Will work on creating clusters and other services through python scripts in the WLST.</text:p>
      <text:p text:style-name="P16"><text:soft-page-break/>3) SQL Developer – executing SQL 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gya </meta:initial-creator>
    <meta:creation-date>2016-05-24T12:49:03.329631739</meta:creation-date>
    <dc:date>2016-06-02T18:15:11.129371853</dc:date>
    <dc:creator>Suprgya </dc:creator>
    <meta:editing-duration>PT15H6M7S</meta:editing-duration>
    <meta:editing-cycles>14</meta:editing-cycles>
    <meta:generator>LibreOffice/4.4.3.2$Linux_X86_64 LibreOffice_project/40m0$Build-2</meta:generator>
    <meta:document-statistic meta:table-count="0" meta:image-count="0" meta:object-count="0" meta:page-count="2" meta:paragraph-count="27" meta:word-count="287" meta:character-count="1736" meta:non-whitespace-character-count="1455"/>
  </office:meta>
</office:document-meta>
</file>